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fill="solid" draw:fill-color="#23ff23"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gr6" style:family="graphic" style:parent-style-name="standard">
      <style:graphic-properties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cc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43cm" svg:height="2.54cm" svg:x="2.17cm" svg:y="4.175cm">
          <text:p text:style-name="P1">User Interface</text:p>
        </draw:rect>
        <draw:rect draw:style-name="gr2" draw:text-style-name="P1" draw:layer="layout" svg:width="11.43cm" svg:height="2.54cm" svg:x="2.17cm" svg:y="7.985cm">
          <text:p text:style-name="P1">Core Audio Logic</text:p>
        </draw:rect>
        <draw:rect draw:style-name="gr3" draw:text-style-name="P1" draw:layer="layout" svg:width="3.175cm" svg:height="1.27cm" svg:x="4.075cm" svg:y="14.97cm">
          <text:p text:style-name="P1">Vorbis#</text:p>
        </draw:rect>
        <draw:custom-shape draw:style-name="gr4" draw:text-style-name="P1" draw:layer="layout" svg:width="1.27cm" svg:height="2.54cm" svg:x="7.885cm" svg:y="6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7cm" svg:height="3.175cm" svg:x="7.885cm" svg:y="11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" draw:layer="layout" svg:width="15.875cm" svg:height="2.155cm" svg:x="4.81cm" svg:y="1.635cm">
          <draw:text-box>
            <text:p><text:span text:style-name="T1">Practice# Architecture</text:span></text:p>
          </draw:text-box>
        </draw:frame>
        <draw:rect draw:style-name="gr6" draw:text-style-name="P1" draw:layer="layout" svg:width="5.08cm" svg:height="1.905cm" svg:x="14.87cm" svg:y="6.715cm">
          <text:p text:style-name="P1">Presets</text:p>
        </draw:rect>
        <draw:line draw:style-name="gr7" draw:text-style-name="P1" draw:layer="layout" svg:x1="12.965cm" svg:y1="5.445cm" svg:x2="15.505cm" svg:y2="7.35cm">
          <text:p/>
        </draw:line>
        <draw:line draw:style-name="gr7" draw:text-style-name="P1" draw:layer="layout" svg:x1="12.965cm" svg:y1="9.255cm" svg:x2="15.505cm" svg:y2="7.985cm">
          <text:p/>
        </draw:line>
        <draw:rect draw:style-name="gr3" draw:text-style-name="P1" draw:layer="layout" svg:width="5.715cm" svg:height="1.271cm" svg:x="9.79cm" svg:y="12.965cm">
          <text:p text:style-name="P1">SoundTouch [C++]</text:p>
        </draw:rect>
        <draw:rect draw:style-name="gr2" draw:text-style-name="P1" draw:layer="layout" svg:width="5.715cm" svg:height="1.27cm" svg:x="9.79cm" svg:y="11.46cm">
          <text:p text:style-name="P1">SoundTouchSharp</text:p>
        </draw:rect>
        <draw:custom-shape draw:style-name="gr4" draw:text-style-name="P1" draw:layer="layout" svg:width="1.27cm" svg:height="1.541cm" svg:x="11.695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8" draw:text-style-name="P1" draw:layer="layout" svg:width="3.175cm" svg:height="1.904cm" svg:x="2.17cm" svg:y="11.796cm">
          <text:p text:style-name="P1">NAudio</text:p>
        </draw:rect>
        <draw:rect draw:style-name="gr3" draw:text-style-name="P1" draw:layer="layout" svg:width="5.08cm" svg:height="1.47cm" svg:x="7.885cm" svg:y="16.675cm">
          <text:p text:style-name="P1">LibFlac [C]</text:p>
        </draw:rect>
        <draw:custom-shape draw:style-name="gr4" draw:text-style-name="P1" draw:layer="layout" svg:width="1.27cm" svg:height="1.905cm" svg:x="3.44cm" svg:y="9.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1.27cm" svg:height="3.175cm" svg:x="6.08cm" svg:y="11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5.08cm" svg:height="1.27cm" svg:x="7.885cm" svg:y="14.97cm">
          <text:p text:style-name="P1">LibFlacSharp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val Naveh</meta:initial-creator>
    <meta:creation-date>2010-11-20T19:09:53.66</meta:creation-date>
    <dc:date>2010-12-25T19:11:27.19</dc:date>
    <dc:creator>Yuval Naveh</dc:creator>
    <meta:editing-duration>PT00H22M36S</meta:editing-duration>
    <meta:editing-cycles>14</meta:editing-cycles>
    <meta:generator>OpenOffice.org/3.2$Win32 OpenOffice.org_project/320m18$Build-9502</meta:generator>
    <meta:document-statistic meta:object-count="17"/>
  </office:meta>
</office:document-meta>
</file>